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Arial" fo:font-weight="bold" style:font-weight-asian="bold" style:font-name-complex="Arial"/>
    </style:style>
    <style:style style:name="P3" style:family="paragraph" style:parent-style-name="Standard">
      <style:paragraph-properties fo:line-height="150%" fo:text-align="justify" style:justify-single-word="false"/>
      <style:text-properties style:font-name="Arial" style:font-name-complex="Arial"/>
    </style:style>
    <style:style style:name="P4" style:family="paragraph" style:parent-style-name="Standard">
      <style:paragraph-properties fo:line-height="150%" fo:text-align="center" style:justify-single-word="false"/>
      <style:text-properties style:font-name="Arial" style:font-name-complex="Arial"/>
    </style:style>
    <style:style style:name="P5" style:family="paragraph" style:parent-style-name="Standard">
      <style:paragraph-properties fo:line-height="150%" fo:text-align="justify" style:justify-single-word="false"/>
      <style:text-properties style:font-name="Arial" fo:language="en" fo:country="US" style:font-name-complex="Arial"/>
    </style:style>
    <style:style style:name="P6" style:family="paragraph" style:parent-style-name="Standard">
      <style:paragraph-properties fo:line-height="150%" fo:background-color="#ffffff">
        <style:background-image/>
      </style:paragraph-properties>
    </style:style>
    <style:style style:name="P7" style:family="paragraph" style:parent-style-name="Standard">
      <style:paragraph-properties fo:margin-left="0cm" fo:margin-right="0cm" fo:line-height="150%" fo:text-align="justify" style:justify-single-word="false" fo:text-indent="3.175cm" style:auto-text-indent="false"/>
    </style:style>
    <style:style style:name="P8" style:family="paragraph" style:parent-style-name="Standard">
      <style:paragraph-properties fo:margin-left="0cm" fo:margin-right="0cm" fo:line-height="150%" fo:text-align="justify" style:justify-single-word="false" fo:text-indent="3.175cm" style:auto-text-indent="false"/>
      <style:text-properties style:font-name="Arial" fo:font-weight="bold" style:font-weight-asian="bold" style:font-name-complex="Arial"/>
    </style:style>
    <style:style style:name="P9" style:family="paragraph" style:parent-style-name="Standard">
      <style:paragraph-properties fo:margin-left="0cm" fo:margin-right="0cm" fo:line-height="150%" fo:text-align="justify" style:justify-single-word="false" fo:text-indent="3.175cm" style:auto-text-indent="false"/>
      <style:text-properties style:font-name="Arial" style:font-name-complex="Arial"/>
    </style:style>
    <style:style style:name="P10" style:family="paragraph" style:parent-style-name="Standard" style:master-page-name="Standard">
      <style:paragraph-properties fo:line-height="150%" style:page-number="auto"/>
      <style:text-properties style:font-name="Arial" fo:font-weight="bold" style:font-weight-asian="bold" style:font-name-complex="Arial"/>
    </style:style>
    <style:style style:name="T1" style:family="text">
      <style:text-properties style:font-name="Arial" fo:font-weight="bold" style:font-weight-asian="bold" style:font-name-complex="Arial"/>
    </style:style>
    <style:style style:name="T2" style:family="text">
      <style:text-properties style:font-name="Arial" fo:font-weight="bold" style:font-weight-asian="bold" style:font-name-complex="Arial" style:font-weight-complex="bold"/>
    </style:style>
    <style:style style:name="T3" style:family="text">
      <style:text-properties style:font-name="Arial" style:font-name-complex="Arial"/>
    </style:style>
    <style:style style:name="T4" style:family="text">
      <style:text-properties style:font-name="Arial" fo:language="en" fo:country="US" style:font-name-complex="Arial"/>
    </style:style>
    <style:style style:name="T5" style:family="text">
      <style:text-properties style:font-name="Arial" fo:font-weight="normal" style:font-weight-asian="normal" style:font-name-complex="Arial" style:font-weight-complex="normal"/>
    </style:style>
    <style:style style:name="T6" style:family="text">
      <style:text-properties fo:color="#000000"/>
    </style:style>
    <style:style style:name="T7" style:family="text">
      <style:text-properties fo:color="#000000" style:font-name="Arial" style:font-name-complex="Arial"/>
    </style:style>
    <style:style style:name="T8" style:family="text">
      <style:text-properties fo:color="#000000" style:font-name="Arial" fo:font-weight="bold" style:font-weight-asian="bold" style:font-name-complex="Arial"/>
    </style:style>
    <style:style style:name="T9" style:family="text">
      <style:text-properties fo:text-transform="uppercase" style:font-name="Arial"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UMARIO:</text:p>
      <text:p text:style-name="P1"><text:span text:style-name="T1">Actor: </text:span><text:span text:style-name="T7">$nombre_empresa</text:span></text:p>
      <text:p text:style-name="P6"><text:span text:style-name="T1">Demandado: </text:span><text:span text:style-name="T5">$apellido_nombre_cliente</text:span></text:p>
      <text:p text:style-name="P1"><text:span text:style-name="T1">Materia: </text:span><text:span text:style-name="T3">Cobro Ejecutivo de Pagaré</text:span></text:p>
      <text:p text:style-name="P1"><text:span text:style-name="T1">Monto: </text:span><text:span text:style-name="T9">p</text:span><text:span text:style-name="T3">esos </text:span><text:span text:style-name="T7">$monto_pagare_en_letras_sin_pesos</text:span><text:span text:style-name="T3"> ($</text:span><text:span text:style-name="T7">$monto_pagare</text:span><text:span text:style-name="T3">)</text:span></text:p>
      <text:p text:style-name="P1"><text:span text:style-name="T1">Documentación acompañada: </text:span><text:span text:style-name="T3">Bono Ley, Anticipo Previsional, Tasa de Justicia, Copia de dos (2) Poderes, (1) un pagaré (timbrado) firmado por la demandada por la suma de </text:span><text:span text:style-name="T9">p</text:span><text:span text:style-name="T3">esos </text:span><text:span text:style-name="T7">$monto_pagare_en_letras_sin_pesos</text:span><text:span text:style-name="T3"> ($</text:span><text:span text:style-name="T7">$monto_pagare</text:span><text:span text:style-name="T3">), copia de DNI de la demandada, copia de servicio, copia de traslado, copia de recibo de sueldo </text:span><text:span text:style-name="T7">$textoLibre_1</text:span></text:p>
      <text:p text:style-name="P2">INICIA JUICIO EJECUTIVO</text:p>
      <text:p text:style-name="P3"/>
      <text:p text:style-name="P3">Sr. Juez:</text:p>
      <text:p text:style-name="P7"><text:span text:style-name="T7">$abogado, $abogado_descripcion</text:span><text:span text:style-name="T3">, por la representación que infra especificaré, constituyendo el legal en calle Plaza Italia Nº 131 de La Plata, a V. S. digo:</text:span></text:p>
      <text:p text:style-name="P3"/>
      <text:p text:style-name="P7"><text:span text:style-name="T1">I.-</text:span><text:span text:style-name="T3">Que soy mandatario de </text:span><text:span text:style-name="T7">$nombre_empresa</text:span><text:span text:style-name="T3"> <text:s/>(CUIT </text:span><text:span text:style-name="T7">$cuit_empresa</text:span><text:span text:style-name="T3">), como acredito con copia de testimonio de poder que acompaño. El domicilio social de mi conferente se encuentra sito en calle </text:span><text:span text:style-name="T7">$domicilio_empresa</text:span><text:span text:style-name="T3">, (arts. 46 y 47 del CPCC). Declaro bajo juramento de ley que el mandato se encuentra vigente a la fecha y sin modificaciones. </text:span></text:p>
      <text:p text:style-name="P3"/>
      <text:p text:style-name="P7"><text:span text:style-name="T1">II.-</text:span><text:span text:style-name="T3">En el carácter invocado vengo a promover acción de </text:span><text:span text:style-name="T1">COBRO EJECUTIVO </text:span><text:span text:style-name="T3">contra la señora <text:s/></text:span><text:span text:style-name="T2">$apellido_nombre_cliente</text:span><text:span text:style-name="T3">, </text:span><text:span text:style-name="T1">DNI Nº </text:span><text:span text:style-name="T7">$dniCliente</text:span><text:span text:style-name="T3">, con domicilio real en calle </text:span><text:span text:style-name="T7">$calle_cliente Nro. $numero_domicilio_cliente, $piso_domicilio_cliente $depto_domicilio_cliente $localidad_domicilio_cliente</text:span><text:span text:style-name="T3">, Pcia. de BUENOS AIRES; persiguiendo el cobro de la suma de Pesos </text:span><text:span text:style-name="T7">$monto_pagare_en_letras_sin_pesos</text:span><text:span text:style-name="T3"> ($</text:span><text:span text:style-name="T7">$monto_pagare</text:span><text:span text:style-name="T3">) más intereses, </text:span><text:soft-page-break/><text:span text:style-name="T3">costos y costas, conforme la obligación </text:span><text:span text:style-name="T3">instrumentada en un pagaré sin protesto, que a la fecha de vencimiento del mismo no fue pagado.</text:span></text:p>
      <text:p text:style-name="P7"><text:span text:style-name="T3">Dada la emergencia económica decretada en la República Argentina (conf. Ley 25.561,decretos 214/02, 320/02 y normativa complementaria), ante la eventual depreciación de nuestro signo monetario por efectos inflacionarios que pudieren verificarse durante el transcurso del presente proceso, <text:s/>solicito que al momento de dictar sentencia se aplique la pauta de reajuste por desvalorización de la moneda que legal o jurisprudencialmente corresponda, toda vez que admitir el reajuste de una deuda en función de los índices oficiales correctores de la depreciación monetaria no la convierte en más onerosa en su origen, sino tan sólo la mantiene en su valor económico real frente al envilecimiento de la moneda. El reajuste que se solicita no es contrario a las buenas costumbres ni trasunta un abuso de derecho ya que solamente significa otorgar a mi mandante el valor adeudado en moneda constante, manteniendo la intangibilidad de capital afectado por el proceso inflacionario, con independencia de la existencia o no <text:s/>de la mora del deudor.(Conf. </text:span><text:span text:style-name="T4">S.C.B.A. Ac. 44205 S 13-8-91; Ac. 44976 S 10-9-91; Ac 46373 S 29-12-92; Ac. 54259 S 16-5-1995; Ac. 58860 S 25-11-97; Ac. 62908 S 10-11-98; Ac. 68310 S 17-5-2000, etc.).</text:span></text:p>
      <text:p text:style-name="P5"/>
      <text:p text:style-name="P7"><text:span text:style-name="T1">III.- </text:span><text:span text:style-name="T3">La requerida -</text:span><text:span text:style-name="T8">$nombreCliente</text:span><text:span text:style-name="T7">-</text:span><text:span text:style-name="T3">, libró en favor de mi mandante un pagaré sin protesto conforme al siguiente detalle: </text:span></text:p>
      <text:p text:style-name="P7"><text:span text:style-name="T3">1) de fecha </text:span><text:span text:style-name="T7">$f_emision_pagare</text:span><text:span text:style-name="T3">, por valor de Pesos </text:span><text:span text:style-name="T7">$monto_pagare_en_letras_sin_pesos</text:span><text:span text:style-name="T3"> ($</text:span><text:span text:style-name="T7">$monto_pagare</text:span><text:span text:style-name="T3">)</text:span></text:p>
      <text:p text:style-name="P7"><text:span text:style-name="T3">Intimada la demandada en su domicilio real antes citado, llegada la fecha de </text:span><text:span text:style-name="T1">vencimiento</text:span><text:span text:style-name="T3"> </text:span><text:span text:style-name="T1">el día</text:span><text:span text:style-name="T3"> </text:span><text:span text:style-name="T8">$f_vencimiento_pagare</text:span><text:span text:style-name="T3"> se ha <text:s/>negado a abonar la suma debida, extremo que motiva el inicio de la presente acción. Por tal motivo la demanda deberá prosperar en todas sus partes con costas. </text:span></text:p>
      <text:p text:style-name="P3"/>
      <text:p text:style-name="P7"><text:soft-page-break/><text:span text:style-name="T1">IV.- </text:span><text:span text:style-name="T3">Que en consideración a lo expuesto, y teniendo en cuenta la cláusula sin protesto inserta en el documento base de esta </text:span><text:span text:style-name="T3">ejecución así como jurisprudencia y doctrina aplicables, solicito a V.S. se declare que la mora del legitimado pasivo en el cumplimiento de sus obligaciones acaeció a partir de la fecha de vencimiento expresa que contiene el pagaré el </text:span><text:span text:style-name="T1">día </text:span><text:span text:style-name="T8">$f_vencimiento_pagare</text:span><text:span text:style-name="T3">, por lo que pido se apliquen los intereses moratorios según la tasa activa del Banco de la Provincia de Buenos Aires para sus operaciones a treinta días y los punitorios pactados en el título materia de ejecución del 5% mensual desde la mora denunciada y hasta el pago total de la deuda. </text:span></text:p>
      <text:p text:style-name="P3"/>
      <text:p text:style-name="P7"><text:span text:style-name="T3">Respecto de los </text:span><text:span text:style-name="T1">gastos causídicos, </text:span><text:span text:style-name="T3">solicito la aplicación de la <text:s/>tasa activa del Banco de la Provincia de Buenos Aires para sus operaciones a treinta días, desde la fecha de imposición de los mismos en cada caso y hasta el efectivo pago total.</text:span></text:p>
      <text:p text:style-name="P3"/>
      <text:p text:style-name="P8">V.- PRUEBA: </text:p>
      <text:p text:style-name="P8">a) DOCUMENTAL ACOMPAÑADA.</text:p>
      <text:p text:style-name="P7"><text:span text:style-name="T3">Acompañamos a la presente el pagaré librado por la demandada, base de la presente demanda ejecutiva, por la suma total de Pesos </text:span><text:span text:style-name="T7">$monto_pagare_en_letras_sin_pesos</text:span><text:span text:style-name="T3"> ($</text:span><text:span text:style-name="T7">$monto_pagare</text:span><text:span text:style-name="T3">)</text:span><text:span text:style-name="T1">, en original para reservar en la Caja Fuerte de la Secretaría, </text:span><text:span text:style-name="T3">Copia de dos (2) Poderes, copia de DNI de la demandada, copia de servicio, copia de recibo de sueldo </text:span><text:span text:style-name="T7">$textoLibre_1 </text:span><text:span text:style-name="T3">y copia para glosar en autos.</text:span></text:p>
      <text:p text:style-name="P3"/>
      <text:p text:style-name="P8">VI.- DERECHO: </text:p>
      <text:p text:style-name="P9">Que, fundo la presente acción <text:s/>en lo normado en el Decreto Ley 5965/63 así como el artículo 518 concordantes del C.P.C.C.</text:p>
      <text:p text:style-name="P3"/>
      <text:p text:style-name="P7"><text:span text:style-name="T1">VII.- COMPETENCIA: </text:span><text:span text:style-name="T3">Resulta competente V.S. para entender en la presente causa, atento a la cuantía del monto impago, y en </text:span><text:soft-page-break/><text:span text:style-name="T3">virtud que la demanda corresponde a la competencia material y territorial de ese Juzgado.</text:span></text:p>
      <text:p text:style-name="P9">En efecto, como resulta de lo preceptuado en los artículos 8 y concordantes del Cód. Com., son actos de comercio en general "toda negociación sobre letras de cambio o de plaza, cheques o cualquier otro género de papel endosable o al portador" (inciso 4).</text:p>
      <text:p text:style-name="P9">En cuanto a la competencia territorial también le cabe a V.S. toda vez que, tratándose de una acción personal le compete en virtud de los artículos 3 y 5 inc.3º del CPCC, en cuanto es en esta jurisdicción en donde se halla el lugar donde debe cumplirse la obligación. </text:p>
      <text:p text:style-name="P3"/>
      <text:p text:style-name="P8">VIII.-MEDIDA CAUTELAR-LIBRAMIENTO DE OFICIO</text:p>
      <text:p text:style-name="P7"><text:span text:style-name="T3">Con ajuste a lo preceptuado por los arts. 531 ss. y cc. del CPCC <text:s/>y en garantía del crédito reclamado solicito se disponga el embargo por el capital <text:s/>reclamado con más la suma que S.S. presupueste prima facie para responder a intereses y costas - en la forma y proporción de ley - <text:s/>sobre los haberes mensuales que percibe </text:span><text:span text:style-name="T8">$nombreCliente</text:span><text:span text:style-name="T3"> en su condición de empleada de </text:span><text:span text:style-name="T7">$textoLibre_2</text:span><text:span text:style-name="T3">, a cuyo efecto se librará el pertinente oficio, debiendo la empleadora realizar los correspondientes depósitos judiciales en la cuenta de autos y a la orden de V.S. </text:span></text:p>
      <text:p text:style-name="P3"/>
      <text:p text:style-name="P1"><text:span text:style-name="T3"><text:tab/><text:tab/><text:tab/></text:span><text:span text:style-name="T1">IX.- AUTORIZACION:</text:span></text:p>
      <text:p text:style-name="P3"><text:tab/><text:tab/><text:tab/>Que, autorizo a compulsar en el expediente arriba mencionado, al Sr. Pablo Siscar, al Sr. Santiago Cerruti, al Sr. Adrian Raul Alisi, al Sr. César Andrés Meloni, al Sr. Fernando Patricio Cassou, a las Dras. Carina Sotelo, María Cecilia Martinez y María Inés Barbieri, al Dr. Ignacio Oscar Zelasqui y al Sr. Claudio Cinalli, quienes estarán facultados para la presentación y desglose de escritos, sacados de fotocopias, comprobantes, peritajes, mandamientos, oficios y/o exhortos, testimonios, como asimismo el diligenciamiento de cédulas libradas bajo el régimen de la ley 22.172 o no, y demás documentos que fueran menester. </text:p>
      <text:p text:style-name="P1"><text:span text:style-name="T3"><text:tab/><text:tab/><text:tab/></text:span><text:span text:style-name="T1">X.- PETITORIO: </text:span><text:span text:style-name="T3">Por lo expuesto a V.S. solicito: </text:span></text:p>
      <text:p text:style-name="P3"><text:soft-page-break/>a.<text:tab/>Me tenga por presentado parte, y por constituido el domicilio legal indicado, y documentación acompañada. </text:p>
      <text:p text:style-name="P1"><text:span text:style-name="T3">b.<text:tab/>Tenga por iniciada demanda ejecutiva, contra </text:span><text:span text:style-name="T8">$nombreCliente</text:span><text:span text:style-name="T3"> por la suma de Pesos </text:span><text:span text:style-name="T7">$monto_pagare_en_letras_sin_pesos</text:span><text:span text:style-name="T3"> ($</text:span><text:span text:style-name="T7">$monto_pagare</text:span><text:span text:style-name="T3">), con más intereses, reajustes y costas. </text:span></text:p>
      <text:p text:style-name="P3">c.<text:tab/>Cite y emplace a la accionada para que en el término y bajo apercibimiento de ley comparezca a estar a derecho. </text:p>
      <text:p text:style-name="P3">d.<text:tab/>Libre V.S. mandamiento <text:span text:style-name="T6">$textoLibre_4 </text:span>de intimación de pago y embargo sobre bienes generales y libres de propiedad de la demandada, en cantidad suficiente para cubrir el capital reclamado con más la suma que V.S. estime provisoriamente para intereses y costas. A tales efectos el suscripto confiere expresa autorización a favor de Sr. Pablo Siscar, al Sr. Santiago Cerruti, al Sr. Fernando Patricio Cassou, al Sr. Gabriel Rodrigo Ferro Rocha, al Sr. César Andrés Meloni, a las Dras. Carina Sotelo, María Cecilia Martinez y María Inés Barbieri, al Dr. Ignacio Oscar Zelasqui y al Sr. Claudio Cinalli, para que intervengan en su diligenciamiento, con facultad de denunciar nuevos domicilios, bienes a embargo y proponer depositario judicial de los mismos en caso de ausencia o negativa de su tenedor actual de aceptar dicho cargo, asimismo se le confiera al señor Oficial de Justicia interviniente amplias facultades de ley, especialmente se lo autorice a allanar domicilio, hacer uso moderado de la fuerza policial si fuere necesario, todo ello con habilitación de días y horas. Se autoriza a los nombrados y/o quienes ellos en forma indistinta y separadamente designen, a diligenciar cédulas, exhortos, oficios, mandamientos y/o cualquier otra notificación que debiere realizarse, con facultad de denunciar domicilio, señalar bienes a embargo, proponer y/o constituirse depositario dejando debida constancia de ello en el instrumento que así lo ordene.</text:p>
      <text:p text:style-name="P3">e.<text:tab/>Se proceda al desglose del título acompañado objeto de la presente acción, reservándose en la caja de seguridad del Juzgado, a cuyo efecto se agrega otro juego al acompañado para el traslado, para ser agregado al expediente. </text:p>
      <text:p text:style-name="P3"><text:soft-page-break/>f.<text:tab/>Se decrete el embargo solicitado, <text:s/>oportunamente librándose el oficio del caso. </text:p>
      <text:p text:style-name="P3">g.<text:tab/>Se tengan presentes las autorizaciones conferidas. </text:p>
      <text:p text:style-name="P3">h.<text:tab/>Previo el debido proceso legal, haga lugar a la demanda, mandando llevar adelante la ejecución condenando a la demandada a pagar el capital reclamado con más sus intereses hasta el efectivo pago con expresa imposición de costas a la accionada. </text:p>
      <text:p text:style-name="P3"/>
      <text:p text:style-name="P3"/>
      <text:p text:style-name="P3"/>
      <text:p text:style-name="P4">PROVEER DE CONFORMIDAD</text:p>
      <text:p text:style-name="P4"/>
      <text:p text:style-name="P4">SERA JUSTICIA</text:p>
      <text:p text:style-name="P4"/>
      <text:p text:style-name="P4"/>
      <text:p text:style-name="P1"><text:span text:style-name="T7">$textoLibre_3 </text:span><text:span text:style-name="T3"><text:s/></text:span></text:p>
      <text:p text:style-name="P4"/>
      <text:p text:style-name="P4">TAMBIEN SERA JUSTIC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5.001cm" fo:margin-bottom="1.499cm" fo:margin-left="5.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5.001cm" fo:margin-bottom="2cm" fo:margin-left="5.001cm" fo:margin-right="1.501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MARIO:</dc:title>
    <meta:initial-creator>silvia</meta:initial-creator>
    <meta:creation-date>2012-12-26T18:33:00</meta:creation-date>
    <dc:date>2014-09-30T10:27:04.80</dc:date>
    <meta:editing-cycles>21</meta:editing-cycles>
    <meta:editing-duration>PT2H37M3S</meta:editing-duration>
    <meta:generator>OpenOffice.org/3.4.1$Win32 OpenOffice.org_project/341m1$Build-9593</meta:generator>
    <meta:document-statistic meta:table-count="0" meta:image-count="0" meta:object-count="0" meta:page-count="6" meta:paragraph-count="42" meta:word-count="1441" meta:character-count="9321"/>
  </office:meta>
</office:document-meta>
</file>